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Requisiti non funzionali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Giulio Franco</meta:initial-creator>
    <meta:creation-date>2012-10-13T01:31:47</meta:creation-date>
    <dc:date>2012-10-13T01:31:53</dc:date>
    <dc:creator>Giulio Franco</dc:creator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24" meta:non-whitespace-character-count="22"/>
  </office:meta>
</office:document-meta>
</file>